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Garamond Premr Pro Smbd Disp" fo:font-size="144pt" fo:font-weight="600" style:font-size-asian="144pt" style:font-size-complex="144pt"/>
    </style:style>
    <style:style style:name="P3" style:family="paragraph">
      <style:paragraph-properties fo:text-align="center"/>
      <style:text-properties fo:color="#ffffff" style:font-name="Garamond Premr Pro" fo:font-size="72pt" style:font-size-asian="72pt" style:font-size-complex="72pt"/>
    </style:style>
    <style:style style:name="T1" style:family="text">
      <style:text-properties fo:color="#ffffff" style:font-name="Garamond Premr Pro Smbd Disp" fo:font-size="144pt" fo:language="la" fo:country="VA" fo:font-weight="600" style:font-size-asian="144pt" style:font-size-complex="144pt"/>
    </style:style>
    <style:style style:name="T2" style:family="text">
      <style:text-properties fo:color="#ffffff" style:font-name="Garamond Premr Pro Smbd Disp" fo:font-size="96pt" fo:language="la" fo:country="VA" fo:font-weight="600" style:font-size-asian="96pt" style:font-size-complex="96pt"/>
    </style:style>
    <style:style style:name="T3" style:family="text">
      <style:text-properties fo:color="#ffffff" style:font-name="Garamond Premr Pro" fo:font-size="72pt" style:font-size-asian="72pt" style:font-size-complex="72pt"/>
    </style:style>
    <style:style style:name="T4" style:family="text">
      <style:text-properties fo:color="#ffffff" style:font-name="Garamond Premr Pr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47.752cm" svg:height="29.845cm" svg:x="-1.651cm" svg:y="-0.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er4" svg:width="17.457cm" svg:height="6.178cm" svg:x="24.571cm" svg:y="4.293cm">
          <draw:text-box>
            <text:p><text:span text:style-name="T1">T</text:span><text:span text:style-name="T2">ENEBRAE</text:span></text:p>
          </draw:text-box>
        </draw:frame>
        <draw:frame draw:style-name="gr2" draw:text-style-name="P3" draw:layer="layout" svg:width="17.986cm" svg:height="6.617cm" svg:x="24.306cm" svg:y="10.998cm">
          <draw:text-box>
            <text:p text:style-name="P1"><text:span text:style-name="T3">M</text:span><text:span text:style-name="T4">ATINS AND </text:span><text:span text:style-name="T3">L</text:span><text:span text:style-name="T4">AUDS</text:span></text:p>
            <text:p text:style-name="P1"><text:span text:style-name="T4">OF THE</text:span><text:span text:style-name="T3"> T</text:span><text:span text:style-name="T4">RID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399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6:10:58.294000000</meta:creation-date>
    <dc:date>2014-03-16T19:37:37.167000000</dc:date>
    <meta:editing-duration>PT10M51S</meta:editing-duration>
    <meta:editing-cycles>8</meta:editing-cycles>
    <meta:generator>LibreOffice/4.2.2.1$Windows_x86 LibreOffice_project/3be8cda0bddd8e430d8cda1ebfd581265cca5a0f</meta:generator>
    <meta:document-statistic meta:object-count="3"/>
  </office:meta>
</office:document-meta>
</file>